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Sylfaen" fo:font-size="10pt" style:font-size-asian="10pt" style:font-size-complex="10pt"/>
    </style:style>
    <style:style style:name="P2" style:family="paragraph" style:parent-style-name="Standard">
      <style:text-properties fo:color="#000000" style:font-name="Sylfaen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000000" style:font-name="Sylfaen"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color="#000000" style:font-name="Sylfaen"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000000" style:font-name="Sylfaen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color="#000000" style:font-name="Sylfaen"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style:font-name="Sylfaen"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Sylfae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ylfae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ylfaen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Sylfaen" fo:font-size="10pt" fo:font-style="normal" style:text-underline-style="none" style:font-size-asian="10pt" style:font-style-asian="normal" style:font-size-complex="10pt" style:font-style-complex="normal"/>
    </style:style>
    <style:style style:name="T1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kaël Schoentgen <text:s/><text:tab/><text:tab/><text:tab/><text:tab/><text:tab/><text:tab/><text:tab/><text:tab/><text:tab/> <text:s text:c="3"/>12 Décembre 2006</text:p>
      <text:p text:style-name="P1">Victor Maillard<text:tab/><text:tab/><text:tab/><text:tab/><text:tab/><text:tab/><text:tab/> <text:s text:c="46"/>secteur 5 / 1MRIM</text:p>
      <text:p text:style-name="P1"/>
      <text:p text:style-name="P2"/>
      <text:p text:style-name="P3">TP8: Permissions sous Windows 2000 Professionnel</text:p>
      <text:p text:style-name="P4"/>
      <text:p text:style-name="P5"/>
      <text:p text:style-name="P6">I Installation</text:p>
      <text:p text:style-name="P5"/>
      <text:p text:style-name="P5">Nous avons formaté P1 en NTFS, booté sur le cd d'instalation et suivi la procédure.</text:p>
      <text:p text:style-name="P5"><text:tab/>- nom : MRIM</text:p>
      <text:p text:style-name="P5"><text:tab/>- société : CORMONTAIGNE</text:p>
      <text:p text:style-name="P5"><text:tab/>- nom de l'ordinateur: ST5A</text:p>
      <text:p text:style-name="P5"><text:tab/>- compte d'aministrateur : mot de passe : admin5</text:p>
      <text:p text:style-name="P5"><text:tab/>- ordinateur membre d'un groupe de travail : TPW2000P</text:p>
      <text:p text:style-name="P5">Nous avons rentré l'IP demandé «192.168.5.6» et «255.255.255.0» comme masque.</text:p>
      <text:p text:style-name="P5"/>
      <text:p text:style-name="P5"/>
      <text:p text:style-name="P6">II Création d'un 2<text:span text:style-name="T1">ème</text:span> compte administrateur</text:p>
      <text:p text:style-name="P5"/>
      <text:p text:style-name="P5">- nom: bobotig</text:p>
      <text:p text:style-name="P5">- mot de passe: bobotig</text:p>
      <text:p text:style-name="P5">- groupe: administrateur</text:p>
      <text:p text:style-name="P5"/>
      <text:p text:style-name="P5">Connexion au compte bobotig effectué avec succès.</text:p>
      <text:p text:style-name="P5"/>
      <text:p text:style-name="P5"/>
      <text:p text:style-name="P6">III Gestion des comptes et droits des utilisateurs</text:p>
      <text:p text:style-name="P5"/>
      <text:p text:style-name="P7"><text:tab/>1. En local</text:p>
      <text:p text:style-name="P5"/>
      <text:p text:style-name="P5">Création des groupes:</text:p>
      <text:p text:style-name="P5"/>
      <text:p text:style-name="P5">-panneau de configuration &gt;&gt; utilisteurs et mots de passe &gt;&gt; option avancées &gt;&gt; avancées:</text:p>
      <text:p text:style-name="P5"><text:tab/><text:tab/>Création du groupe51</text:p>
      <text:p text:style-name="P5"><text:tab/><text:tab/>uti511</text:p>
      <text:p text:style-name="P5"><text:tab/><text:tab/>util512</text:p>
      <text:p text:style-name="P5">Création du groupe52</text:p>
      <text:p text:style-name="P5"><text:tab/><text:tab/>uti521</text:p>
      <text:p text:style-name="P5"><text:tab/><text:tab/>uti522</text:p>
      <text:p text:style-name="P5">Création des dossiers demandés.</text:p>
      <text:p text:style-name="P5">Détermination des droits d'accès selon l'énoncé.</text:p>
      <text:p text:style-name="P5"/>
      <text:p text:style-name="P5"><text:tab/>2. Au sein d'un groupe de travail</text:p>
      <text:p text:style-name="P5"/>
      <text:p text:style-name="P5">Création de l'utilisateur et du dossier contenant la phrase magique comme le dit l'énoncé.</text:p>
      <text:p text:style-name="P5">Seul l'administrateur et Totox ont accès à ce dossier.</text:p>
      <text:p text:style-name="P8"/>
      <text:p text:style-name="P9"/>
      <text:p text:style-name="P10">IV Image du système</text:p>
      <text:p text:style-name="P11"/>
      <text:p text:style-name="P11">Nous avons crée une image de P1 sur le serveur NF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2-12T13:43:04</meta:creation-date>
    <dc:date>2006-12-12T16:14:56</dc:date>
    <dc:language>fr-FR</dc:language>
    <meta:editing-cycles>17</meta:editing-cycles>
    <meta:editing-duration>PT2H15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3" meta:word-count="175" meta:character-count="1253"/>
  </office:meta>
</office:document-meta>
</file>